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018" calcext:value-type="float">
            <text:p>1018</text:p>
          </table:table-cell>
          <table:table-cell table:formula="of:=[.B1]*100/[.A1]" office:value-type="float" office:value="31.6936488169365" calcext:value-type="float">
            <text:p>31.6936488169</text:p>
          </table:table-cell>
          <table:table-cell/>
          <table:table-cell table:formula="of:=SUM([.A1:.A9])/9" office:value-type="float" office:value="18575.2222222222" calcext:value-type="float">
            <text:p>18575.2222222222</text:p>
          </table:table-cell>
          <table:table-cell table:formula="of:=SUM([.B1:.B9])/9" office:value-type="float" office:value="6085" calcext:value-type="float">
            <text:p>6085</text:p>
          </table:table-cell>
          <table:table-cell table:formula="of:=SUM([.C1:.C9])/9" office:value-type="float" office:value="36.715342996129" calcext:value-type="float">
            <text:p>36.7153429961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425" calcext:value-type="float">
            <text:p>1425</text:p>
          </table:table-cell>
          <table:table-cell table:formula="of:=[.B2]*100/[.A2]" office:value-type="float" office:value="34.1890595009597" calcext:value-type="float">
            <text:p>34.189059501</text:p>
          </table:table-cell>
          <table:table-cell table:number-columns-repeated="4"/>
        </table:table-row>
        <table:table-row table:style-name="ro1">
          <table:table-cell office:value-type="float" office:value="154287" calcext:value-type="float">
            <text:p>154287</text:p>
          </table:table-cell>
          <table:table-cell office:value-type="float" office:value="50113" calcext:value-type="float">
            <text:p>50113</text:p>
          </table:table-cell>
          <table:table-cell table:formula="of:=[.B3]*100/[.A3]" office:value-type="float" office:value="32.4803774783358" calcext:value-type="float">
            <text:p>32.4803774783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[.B4]*100/[.A4]" office:value-type="float" office:value="16.25" calcext:value-type="float">
            <text:p>16.25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16" calcext:value-type="float">
            <text:p>316</text:p>
          </table:table-cell>
          <table:table-cell table:formula="of:=[.B5]*100/[.A5]" office:value-type="float" office:value="45.3371592539455" calcext:value-type="float">
            <text:p>45.3371592539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5" calcext:value-type="float">
            <text:p>165</text:p>
          </table:table-cell>
          <table:table-cell table:formula="of:=[.B6]*100/[.A6]" office:value-type="float" office:value="42.6356589147287" calcext:value-type="float">
            <text:p>42.6356589147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17" calcext:value-type="float">
            <text:p>517</text:p>
          </table:table-cell>
          <table:table-cell table:formula="of:=[.B7]*100/[.A7]" office:value-type="float" office:value="50.8357915437562" calcext:value-type="float">
            <text:p>50.8357915438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77" calcext:value-type="float">
            <text:p>477</text:p>
          </table:table-cell>
          <table:table-cell table:formula="of:=[.B8]*100/[.A8]" office:value-type="float" office:value="25.4128929142248" calcext:value-type="float">
            <text:p>25.4128929142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708" calcext:value-type="float">
            <text:p>708</text:p>
          </table:table-cell>
          <table:table-cell table:formula="of:=[.B9]*100/[.A9]" office:value-type="float" office:value="51.6034985422741" calcext:value-type="float">
            <text:p>51.603498542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table:formula="of:=[.B11]*100/[.A11]" office:value-type="float" office:value="309.433962264151" calcext:value-type="float">
            <text:p>309.4339622642</text:p>
          </table:table-cell>
          <table:table-cell/>
          <table:table-cell table:formula="of:=SUM([.A11:.A19])/9" office:value-type="float" office:value="1723.84444444444" calcext:value-type="float">
            <text:p>1723.8444444445</text:p>
          </table:table-cell>
          <table:table-cell table:formula="of:=SUM([.B11:.B19])/9" office:value-type="float" office:value="2763.73333333333" calcext:value-type="float">
            <text:p>2763.7333333333</text:p>
          </table:table-cell>
          <table:table-cell table:formula="of:=SUM([.C11:.C19])/9" office:value-type="float" office:value="151.71185125537" calcext:value-type="float">
            <text:p>151.71185125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71" calcext:value-type="float">
            <text:p>371</text:p>
          </table:table-cell>
          <table:table-cell table:formula="of:=[.B12]*100/[.A12]" office:value-type="float" office:value="189.285714285714" calcext:value-type="float">
            <text:p>189.2857142857</text:p>
          </table:table-cell>
          <table:table-cell table:number-columns-repeated="4"/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float" office:value="24023" calcext:value-type="float">
            <text:p>24023</text:p>
          </table:table-cell>
          <table:table-cell table:formula="of:=[.B13]*100/[.A13]" office:value-type="float" office:value="160.882668095366" calcext:value-type="float">
            <text:p>160.8826680954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table:formula="of:=[.B14]*100/[.A14]" office:value-type="float" office:value="138.461538461538" calcext:value-type="float">
            <text:p>138.461538461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formula="of:=[.B15]*100/[.A15]" office:value-type="float" office:value="71.6049382716049" calcext:value-type="float">
            <text:p>71.60493827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6]*100/[.A16]" office:value-type="float" office:value="105.882352941176" calcext:value-type="float">
            <text:p>105.882352941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[.B17]*100/[.A17]" office:value-type="float" office:value="111.538461538462" calcext:value-type="float">
            <text:p>111.538461538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[.B18]*100/[.A18]" office:value-type="float" office:value="205.714285714286" calcext:value-type="float">
            <text:p>205.714285714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6" calcext:value-type="float">
            <text:p>106</text:p>
          </table:table-cell>
          <table:table-cell table:formula="of:=[.B19]*100/[.A19]" office:value-type="float" office:value="72.6027397260274" calcext:value-type="float">
            <text:p>72.60273972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table:formula="of:=[.B21]*100/[.A21]" office:value-type="float" office:value="322" calcext:value-type="float">
            <text:p>322</text:p>
          </table:table-cell>
          <table:table-cell/>
          <table:table-cell table:formula="of:=SUM([.A21:.A29])/9" office:value-type="float" office:value="1720.28888888889" calcext:value-type="float">
            <text:p>1720.2888888889</text:p>
          </table:table-cell>
          <table:table-cell table:formula="of:=SUM([.B21:.B29])/9" office:value-type="float" office:value="2764.62222222222" calcext:value-type="float">
            <text:p>2764.6222222222</text:p>
          </table:table-cell>
          <table:table-cell table:formula="of:=SUM([.C21:.C29])/9" office:value-type="float" office:value="155.885642477062" calcext:value-type="float">
            <text:p>155.88564247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71" calcext:value-type="float">
            <text:p>371</text:p>
          </table:table-cell>
          <table:table-cell table:formula="of:=[.B22]*100/[.A22]" office:value-type="float" office:value="189.285714285714" calcext:value-type="float">
            <text:p>189.2857142857</text:p>
          </table:table-cell>
          <table:table-cell table:number-columns-repeated="4"/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float" office:value="24033" calcext:value-type="float">
            <text:p>24033</text:p>
          </table:table-cell>
          <table:table-cell table:formula="of:=[.B23]*100/[.A23]" office:value-type="float" office:value="161.187122736419" calcext:value-type="float">
            <text:p>161.1871227364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table:formula="of:=[.B24]*100/[.A24]" office:value-type="float" office:value="138.461538461538" calcext:value-type="float">
            <text:p>138.461538461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[.B25]*100/[.A25]"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6]*100/[.A26]" office:value-type="float" office:value="111.764705882353" calcext:value-type="float">
            <text:p>111.764705882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[.B27]*100/[.A27]" office:value-type="float" office:value="123.404255319149" calcext:value-type="float">
            <text:p>123.404255319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table:formula="of:=[.B28]*100/[.A28]" office:value-type="float" office:value="211.764705882353" calcext:value-type="float">
            <text:p>211.764705882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6" calcext:value-type="float">
            <text:p>106</text:p>
          </table:table-cell>
          <table:table-cell table:formula="of:=[.B29]*100/[.A29]" office:value-type="float" office:value="72.6027397260274" calcext:value-type="float">
            <text:p>72.6027397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5:32:53.952128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3:32:32.603341427</meta:creation-date>
    <meta:generator>LibreOffice/4.4.6.3$Linux_X86_64 LibreOffice_project/40m0$Build-3</meta:generator>
    <dc:date>2017-12-17T15:34:43.638218089</dc:date>
    <meta:editing-duration>PT7M13S</meta:editing-duration>
    <meta:editing-cycles>2</meta:editing-cycles>
    <meta:document-statistic meta:table-count="1" meta:cell-count="90" meta:object-count="0"/>
  </office:meta>
</office:document-meta>
</file>